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Data.ExceptionData( String type , String message , String stacktr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eptionData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Data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Data.ExceptionData(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eptionData.ge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Data.equals( Object 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ceptionData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